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paragraph-rsid="002d4491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1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b6690" style:font-name-asian="Times New Roman1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b6690" officeooo:paragraph-rsid="00298661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3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Preformatted_20_Text">
      <style:text-properties officeooo:paragraph-rsid="002d4491"/>
    </style:style>
    <style:style style:name="P27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d4491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9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Times New Roman" fo:font-size="18pt" fo:font-weight="bold" officeooo:rsid="00319004" officeooo:paragraph-rsid="00319004" style:font-size-asian="18pt" style:font-weight-asian="bold" style:font-size-complex="18pt" style:font-weight-complex="bold"/>
    </style:style>
    <style:style style:name="P32" style:family="paragraph" style:parent-style-name="Preformatted_20_Text">
      <style:text-properties style:font-name="Times New Roman" fo:font-size="14pt" fo:language="en" fo:country="US" fo:font-weight="normal" officeooo:paragraph-rsid="002d4491" fo:background-color="#ffffff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2b6690" officeooo:paragraph-rsid="00319004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3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officeooo:rsid="002b6690" officeooo:paragraph-rsid="0029ad70" style:font-name-asian="Times New Roman1" style:font-size-asian="14pt" style:font-name-complex="Times New Roman1" style:font-size-complex="14pt"/>
    </style:style>
    <style:style style:name="P37" style:family="paragraph" style:parent-style-name="Text_20_body">
      <style:paragraph-properties fo:text-align="justify" style:justify-single-word="false"/>
      <style:text-properties officeooo:paragraph-rsid="001cf517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319004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officeooo:rsid="002b6690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font-weight="bold" officeooo:rsid="00319004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3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4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2f6945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2b6690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298661" style:font-style-asian="italic" style:font-style-complex="italic"/>
    </style:style>
    <style:style style:name="T23" style:family="text">
      <style:text-properties officeooo:rsid="002d4491"/>
    </style:style>
    <style:style style:name="T24" style:family="text">
      <style:text-properties officeooo:rsid="00247636"/>
    </style:style>
    <style:style style:name="T25" style:family="text">
      <style:text-properties officeooo:rsid="002812b2"/>
    </style:style>
    <style:style style:name="T26" style:family="text">
      <style:text-properties officeooo:rsid="002dc9db"/>
    </style:style>
    <style:style style:name="T27" style:family="text">
      <style:text-properties officeooo:rsid="00319004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fo:font-size="18p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 (национальный исследовательский университет)</text:p>
      <text:p text:style-name="P5"/>
      <text:p text:style-name="P22">Институт информационных технологий и прикладной математики </text:p>
      <text:p text:style-name="P22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8">Лабораторная работа по предмету "</text:span><text:span text:style-name="T12">О</text:span><text:span text:style-name="T8">перационные системы" №</text:span><text:span text:style-name="T10">8</text:span><text:span text:style-name="T8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5"><text:span text:style-name="T1">Дата:</text:span><text:span text:style-name="T3"> </text:span><text:span text:style-name="T5">2</text:span><text:span text:style-name="T7">0</text:span><text:span text:style-name="T3">.</text:span><text:span text:style-name="T5">1</text:span><text:span text:style-name="T7">2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738_2004454639" text:style-name="Index_20_Link" text:visited-style-name="Index_20_Link">Цель работы<text:tab/>3</text:a></text:p>
          <text:p text:style-name="P23"><text:a xlink:type="simple" xlink:href="#__RefHeading__740_2004454639" text:style-name="Index_20_Link" text:visited-style-name="Index_20_Link">Постановка задачи<text:tab/>3</text:a></text:p>
          <text:p text:style-name="P23"><text:a xlink:type="simple" xlink:href="#__RefHeading__744_2004454639" text:style-name="Index_20_Link" text:visited-style-name="Index_20_Link">Общий алгоритм решения<text:tab/>4</text:a></text:p>
          <text:p text:style-name="P23"><text:a xlink:type="simple" xlink:href="#__RefHeading__746_2004454639" text:style-name="Index_20_Link" text:visited-style-name="Index_20_Link">Реализация<text:tab/>4</text:a></text:p>
          <text:p text:style-name="P23"><text:a xlink:type="simple" xlink:href="#__RefHeading__748_2004454639" text:style-name="Index_20_Link" text:visited-style-name="Index_20_Link">Пример работы<text:tab/>6</text:a></text:p>
          <text:p text:style-name="P23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2648923104" text:style-name="Outline">
        <text:list-item>
          <text:h text:style-name="P28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7"><text:tab/>Приобретение практических навыков диагностики работы программного обеспечения.</text:p>
      <text:list xml:id="list204039670871582" text:continue-numbering="true" text:style-name="Outline">
        <text:list-item>
          <text:h text:style-name="P29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35"><text:tab/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</text:p>
      <text:p text:style-name="P35"><text:tab/>По итогам выполнения всех лабораторных работ отчет по данной ЛР должен содержать краткую сводку по исследованию написанных програм<text:span text:style-name="T27">м.</text:span></text:p>
      <text:list xml:id="list204039493016173" text:continue-numbering="true" text:style-name="Outline">
        <text:list-item>
          <text:h text:style-name="P29" text:outline-level="1"><text:bookmark-start text:name="__RefHeading__744_2004454639"/><text:bookmark text:name="Bookmark3"/>Общи<text:span text:style-name="T27">е сведения о программе</text:span><text:bookmark-end text:name="__RefHeading__744_2004454639"/></text:h>
        </text:list-item>
      </text:list>
      <text:p text:style-name="P36"><text:span text:style-name="T28">Strace - это утилита для отслеживания системных вызовов и сигналов, которые исполняет процесс. Она позволяет наблюдать взаимодействие процесса с операционной системой, что может быть полезным для отладки, анализа производительности и выявления проблем. Основные возможности strace включают в себя вывод информации о системных вызовах, сигналах, изменениях регистров, а также печать времени выполнения каждого системного вызова.</text:span></text:p>
      <text:list xml:id="list204039742159474" text:continue-numbering="true" text:style-name="Outline">
        <text:list-item>
          <text:h text:style-name="P31" text:outline-level="1"><text:bookmark-start text:name="__RefHeading__746_2004454639"/>Пример использования strace<text:bookmark-end text:name="__RefHeading__746_2004454639"/></text:h>
        </text:list-item>
      </text:list>
      <text:p text:style-name="P32"><text:tab/>Действие утилиты продемонстрировано на примере лабораторной работы</text:p>
      <text:p text:style-name="P32">№ <text:span text:style-name="T27">1</text:span>.</text:p>
      <text:p text:style-name="P32">—————————————————————————————</text:p>
      <text:p text:style-name="P32">speenker@speenker-MS-7C95:~/mai/OC_labs/lab1$ strace ./parent</text:p>
      <text:p text:style-name="P32">execve("./parent", ["./parent"], 0x7ffc40123490 /* 76 vars */) = 0</text:p>
      <text:p text:style-name="P32">brk(NULL) <text:s text:c="30"/>= 0x55e5c4570000</text:p>
      <text:p text:style-name="P32">arch_prctl(0x3001 /* ARCH_??? */, 0x7ffc02efa0c0) = -1 EINVAL (Недопустимый аргумент)</text:p>
      <text:p text:style-name="P32">mmap(NULL, 8192, PROT_READ|PROT_WRITE, MAP_PRIVATE|MAP_ANONYMOUS, -1, 0) = 0x7effc3844000</text:p>
      <text:p text:style-name="P32">access("/etc/ld.so.preload", R_OK) <text:s text:c="5"/>= -1 ENOENT (Нет такого файла или каталога)</text:p>
      <text:p text:style-name="P32">openat(AT_FDCWD, "/etc/ld.so.cache", O_RDONLY|O_CLOEXEC) = 3</text:p>
      <text:p text:style-name="P32">newfstatat(3, "", {st_mode=S_IFREG|0644, st_size=60415, ...}, AT_EMPTY_PATH) = 0</text:p>
      <text:p text:style-name="P32">mmap(NULL, 60415, PROT_READ, MAP_PRIVATE, 3, 0) = 0x7effc3835000</text:p>
      <text:p text:style-name="P32"><text:soft-page-break/>close(3) <text:s text:c="31"/>= 0</text:p>
      <text:p text:style-name="P32">openat(AT_FDCWD, "/lib/x86_64-linux-gnu/libc.so.6", O_RDONLY|O_CLOEXEC) = 3</text:p>
      <text:p text:style-name="P32">read(3, "\177ELF\2\1\1\3\0\0\0\0\0\0\0\0\3\0&gt;\0\1\0\0\0P\237\2\0\0\0\0\0"..., 832) = 832</text:p>
      <text:p text:style-name="P32">pread64(3, "\6\0\0\0\4\0\0\0@\0\0\0\0\0\0\0@\0\0\0\0\0\0\0@\0\0\0\0\0\0\0"..., 784, 64) = 784</text:p>
      <text:p text:style-name="P32">pread64(3, "\4\0\0\0 \0\0\0\5\0\0\0GNU\0\2\0\0\300\4\0\0\0\3\0\0\0\0\0\0\0"..., 48, 848) = 48</text:p>
      <text:p text:style-name="P32">pread64(3, "\4\0\0\0\24\0\0\0\3\0\0\0GNU\0 =\340\2563\265?\356\25x\261\27\313A#\350"..., 68, 896) = 68</text:p>
      <text:p text:style-name="P32">newfstatat(3, "", {st_mode=S_IFREG|0755, st_size=2216304, ...}, AT_EMPTY_PATH) = 0</text:p>
      <text:p text:style-name="P32">pread64(3, "\6\0\0\0\4\0\0\0@\0\0\0\0\0\0\0@\0\0\0\0\0\0\0@\0\0\0\0\0\0\0"..., 784, 64) = 784</text:p>
      <text:p text:style-name="P32">mmap(NULL, 2260560, PROT_READ, MAP_PRIVATE|MAP_DENYWRITE, 3, 0) = 0x7effc3600000</text:p>
      <text:p text:style-name="P32">mmap(0x7effc3628000, 1658880, PROT_READ|PROT_EXEC, MAP_PRIVATE|MAP_FIXED|MAP_DENYWRITE, 3, 0x28000) = 0x7effc3628000</text:p>
      <text:p text:style-name="P32">mmap(0x7effc37bd000, 360448, PROT_READ, MAP_PRIVATE|MAP_FIXED|MAP_DENYWRITE, 3, 0x1bd000) = 0x7effc37bd000</text:p>
      <text:p text:style-name="P32">mmap(0x7effc3815000, 24576, PROT_READ|PROT_WRITE, MAP_PRIVATE|MAP_FIXED|MAP_DENYWRITE, 3, 0x214000) = 0x7effc3815000</text:p>
      <text:p text:style-name="P32">mmap(0x7effc381b000, 52816, PROT_READ|PROT_WRITE, MAP_PRIVATE|MAP_FIXED|MAP_ANONYMOUS, -1, 0) = 0x7effc381b000</text:p>
      <text:p text:style-name="P32">close(3) <text:s text:c="31"/>= 0</text:p>
      <text:p text:style-name="P32">mmap(NULL, 12288, PROT_READ|PROT_WRITE, MAP_PRIVATE|MAP_ANONYMOUS, -1, 0) = 0x7effc3832000</text:p>
      <text:p text:style-name="P32">arch_prctl(ARCH_SET_FS, 0x7effc3832740) = 0</text:p>
      <text:p text:style-name="P32">set_tid_address(0x7effc3832a10) <text:s text:c="8"/>= 46687</text:p>
      <text:p text:style-name="P32">set_robust_list(0x7effc3832a20, 24) <text:s text:c="4"/>= 0</text:p>
      <text:p text:style-name="P32">rseq(0x7effc38330e0, 0x20, 0, 0x53053053) = 0</text:p>
      <text:p text:style-name="P32">mprotect(0x7effc3815000, 16384, PROT_READ) = 0</text:p>
      <text:p text:style-name="P32">mprotect(0x55e5c25ea000, 4096, PROT_READ) = 0</text:p>
      <text:p text:style-name="P32">mprotect(0x7effc387e000, 8192, PROT_READ) = 0</text:p>
      <text:p text:style-name="P32">prlimit64(0, RLIMIT_STACK, NULL, {rlim_cur=8192*1024, rlim_max=RLIM64_INFINITY}) = 0</text:p>
      <text:p text:style-name="P32">munmap(0x7effc3835000, 60415) <text:s text:c="10"/>= 0</text:p>
      <text:p text:style-name="P32">pipe2([3, 4], 0) <text:s text:c="23"/>= 0</text:p>
      <text:p text:style-name="P32">pipe2([5, 6], 0) <text:s text:c="23"/>= 0</text:p>
      <text:p text:style-name="P32"><text:soft-page-break/>clone(child_stack=NULL, flags=CLONE_CHILD_CLEARTID|CLONE_CHILD_SETTID|SIGCHLD, child_tidptr=0x7effc3832a10) = 46688</text:p>
      <text:p text:style-name="P32">clone(child_stack=NULL, flags=CLONE_CHILD_CLEARTID|CLONE_CHILD_SETTID|SIGCHLD, child_tidptr=0x7effc3832a10) = 46689</text:p>
      <text:p text:style-name="P32">close(3) <text:s text:c="31"/>= 0</text:p>
      <text:p text:style-name="P32">close(6) <text:s text:c="31"/>= 0</text:p>
      <text:p text:style-name="P32">newfstatat(1, "", {st_mode=S_IFCHR|0620, st_rdev=makedev(0x88, 0x1), ...}, AT_EMPTY_PATH) = 0</text:p>
      <text:p text:style-name="P32">getrandom("\xd8\x8e\xe0\x37\x30\x9f\xe6\x70", 8, GRND_NONBLOCK) = 8</text:p>
      <text:p text:style-name="P32">brk(NULL) <text:s text:c="30"/>= 0x55e5c4570000</text:p>
      <text:p text:style-name="P32">brk(0x55e5c4591000) <text:s text:c="20"/>= 0x55e5c4591000</text:p>
      <text:p text:style-name="P32">newfstatat(0, "", {st_mode=S_IFCHR|0620, st_rdev=makedev(0x88, 0x1), ...}, AT_EMPTY_PATH) = 0</text:p>
      <text:p text:style-name="P32">write(1, "Enter a string (or '~' to exit):"..., 33Enter a string (or '~' to exit): ) = 33</text:p>
      <text:p text:style-name="P32">read(0, a b o b u s</text:p>
      <text:p text:style-name="P32">"a b o b u s\n", 1024) <text:s text:c="9"/>= 12</text:p>
      <text:p text:style-name="P32">write(4, "a b o b u s\n\0\177\0\0\260\235\357\2\374\177\0\0\21\"\205\303\377~\0\0"..., 1024) = 1024</text:p>
      <text:p text:style-name="P32">read(5, "A_B_O_B_U_S_\0\177\0\0\260\235\357\2\374\177\0\0\21\"\205\303\377~\0\0"..., 1024) = 1024</text:p>
      <text:p text:style-name="P32">write(1, "Modified string: A_B_O_B_U_S_\n", 30Modified string: A_B_O_B_U_S_</text:p>
      <text:p text:style-name="P32">) = 30</text:p>
      <text:p text:style-name="P32">write(1, "Enter a string (or '~' to exit):"..., 33Enter a string (or '~' to exit): ) = 33</text:p>
      <text:p text:style-name="P32">read(0, avto bus</text:p>
      <text:p text:style-name="P32">"avto bus\n", 1024) <text:s text:c="12"/>= 9</text:p>
      <text:p text:style-name="P32">write(4, "avto bus\n\0S_\0\177\0\0\260\235\357\2\374\177\0\0\21\"\205\303\377~\0\0"..., 1024) = 1024</text:p>
      <text:p text:style-name="P32">read(5, "AVTO_BUS_\0S_\0\177\0\0\260\235\357\2\374\177\0\0\21\"\205\303\377~\0\0"..., 1024) = 1024</text:p>
      <text:p text:style-name="P32">write(1, "Modified string: AVTO_BUS_\n", 27Modified string: AVTO_BUS_</text:p>
      <text:p text:style-name="P32">) = 27</text:p>
      <text:p text:style-name="P32">write(1, "Enter a string (or '~' to exit):"..., 33Enter a string (or '~' to exit): ) = 33</text:p>
      <text:p text:style-name="P32">read(0, o me g us</text:p>
      <text:p text:style-name="P32">"o me g us\n", 1024) <text:s text:c="11"/>= 10</text:p>
      <text:p text:style-name="P32">write(4, "o me g us\n\0_\0\177\0\0\260\235\357\2\374\177\0\0\21\"\205\303\377~\0\0"..., 1024) = 1024</text:p>
      <text:p text:style-name="P32">read(5, "O_ME_G_US_\0_\0\177\0\0\260\235\357\2\374\177\0\0\21\"\205\303\377~\0\0"..., 1024) = 1024</text:p>
      <text:p text:style-name="P32">write(1, "Modified string: O_ME_G_US_\n", 28Modified string: O_ME_G_US_</text:p>
      <text:p text:style-name="P32">) = 28</text:p>
      <text:p text:style-name="P32">write(1, "Enter a string (or '~' to exit):"..., 33Enter a string (or '~' to exit): ) = 33</text:p>
      <text:p text:style-name="P32"><text:soft-page-break/>read(0, o b emus</text:p>
      <text:p text:style-name="P32">"o b emus\n", 1024) <text:s text:c="12"/>= 9</text:p>
      <text:p text:style-name="P32">write(4, "o b emus\n\0\0_\0\177\0\0\260\235\357\2\374\177\0\0\21\"\205\303\377~\0\0"..., 1024) = 1024</text:p>
      <text:p text:style-name="P32">read(5, "O_B_EMUS_\0\0_\0\177\0\0\260\235\357\2\374\177\0\0\21\"\205\303\377~\0\0"..., 1024) = 1024</text:p>
      <text:p text:style-name="P32">write(1, "Modified string: O_B_EMUS_\n", 27Modified string: O_B_EMUS_</text:p>
      <text:p text:style-name="P32">) = 27</text:p>
      <text:p text:style-name="P32">write(1, "Enter a string (or '~' to exit):"..., 33Enter a string (or '~' to exit): ) = 33</text:p>
      <text:p text:style-name="P32">read(0, ~</text:p>
      <text:p text:style-name="P32">"~\n", 1024) <text:s text:c="19"/>= 2</text:p>
      <text:p text:style-name="P32">close(4) <text:s text:c="31"/>= 0</text:p>
      <text:p text:style-name="P32">close(5) <text:s text:c="31"/>= 0</text:p>
      <text:p text:style-name="P32">exit_group(0) <text:s text:c="26"/>= ?</text:p>
      <text:p text:style-name="P32">+++ exited with 0 +++</text:p>
      <text:p text:style-name="P32">—————————————————————————————</text:p>
      <text:list xml:id="list204040799927115" text:continue-numbering="true" text:style-name="Outline">
        <text:list-item>
          <text:h text:style-name="P30" text:outline-level="1"/>
        </text:list-item>
        <text:list-item>
          <text:h text:style-name="P30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7"><text:span text:style-name="T14"><text:tab/></text:span><text:span text:style-name="T15">В ходе данной работы была изучена утилита strace, которая является удобным инструментом для отслеживания системных вызовов, используемых программой. Стоит заметить, что данная утилита выводит результат выполнения системных вызовов, что крайне полезно в процессе отладки программы. Данная утилита позволяет увидеть то, что происходит при запуске и выполнении программы с точки зрения операционной систе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33</meta:editing-cycles>
    <meta:creation-date>2022-10-30T13:40:00</meta:creation-date>
    <dc:date>2023-12-20T20:39:39.075651385</dc:date>
    <dc:language>ru-RU</dc:language>
    <meta:editing-duration>PT3H54S</meta:editing-duration>
    <meta:generator>LibreOffice/7.3.7.2$Linux_X86_64 LibreOffice_project/30$Build-2</meta:generator>
    <meta:document-statistic meta:table-count="0" meta:image-count="0" meta:object-count="0" meta:page-count="6" meta:paragraph-count="113" meta:word-count="743" meta:character-count="7043" meta:non-whitespace-character-count="597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